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23adf7" officeooo:paragraph-rsid="0016616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1b467" officeooo:paragraph-rsid="0016616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21b467" officeooo:paragraph-rsid="0016616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33995" officeooo:paragraph-rsid="0016616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US" fo:font-weight="bold" officeooo:rsid="00233995" officeooo:paragraph-rsid="0016616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officeooo:rsid="0023adf7" officeooo:paragraph-rsid="0016616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officeooo:paragraph-rsid="00166169"/>
    </style:style>
    <style:style style:name="T1" style:family="text">
      <style:text-properties style:text-position="0% 100%" fo:font-weight="bold" officeooo:rsid="00233995" style:font-weight-asian="bold" style:font-weight-complex="bold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233995" style:font-weight-asian="bold" style:font-weight-complex="bold"/>
    </style:style>
    <style:style style:name="T4" style:family="text">
      <style:text-properties officeooo:rsid="00185f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<text:tab/><text:tab/><text:span text:style-name="T1">ASSIGNMENT 2</text:span></text:p>
      <text:p text:style-name="P2"/>
      <text:p text:style-name="P2"/>
      <text:p text:style-name="P3">Introducing Relational Databases.</text:p>
      <text:p text:style-name="P3"/>
      <text:p text:style-name="P3">1) Which field of the Customers table is the primary key?</text:p>
      <text:p text:style-name="P4">Ans- <text:span text:style-name="T4">CNUM</text:span></text:p>
      <text:p text:style-name="P5"/>
      <text:p text:style-name="P6"><text:span text:style-name="T3">2</text:span><text:span text:style-name="T2">) What is the 4th column of the Customers table?</text:span></text:p>
      <text:p text:style-name="P1">Ans- <text:span text:style-name="T4">RATING</text:span></text:p>
      <text:p text:style-name="P1"/>
      <text:p text:style-name="P1">3) What is <text:span text:style-name="T4">another word for row</text:span>?</text:p>
      <text:p text:style-name="P1">Ans-<text:span text:style-name="T4">Tuple, Entity.</text:span></text:p>
      <text:p text:style-name="P1"/>
      <text:p text:style-name="P1">4) Why isn’t it possible to see the first five rows of the table?</text:p>
      <text:p text:style-name="P1">Ans-<text:span text:style-name="T4">Because rows inside the table are not sorted sequentlly, when you insert a row in a table, whenever mysql free space in the database server hard disk, now get store there to speed up the to insert query from multi user prespectiv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15:05.399115655</meta:creation-date>
    <dc:date>2023-09-11T14:29:22.447974696</dc:date>
    <meta:editing-duration>PT8M55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0" meta:word-count="95" meta:character-count="524" meta:non-whitespace-character-count="436"/>
  </office:meta>
</office:document-meta>
</file>